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29M27.109S">
            <text:p>12:29:27.1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29M27.149S">
            <text:p>12:29:27.15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29M27.178S">
            <text:p>12:29:27.18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29M27.217S">
            <text:p>12:29:27.22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29M27.253S">
            <text:p>12:29:27.25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29M27.289S">
            <text:p>12:29:27.2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29M27.321S">
            <text:p>12:29:27.32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29M27.369S">
            <text:p>12:29:27.37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29M27.387S">
            <text:p>12:29:27.3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29M27.425S">
            <text:p>12:29:27.4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29M27.47S">
            <text:p>12:29:27.4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29M27.391S">
            <text:p>12:29:27.39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29M27.119S">
            <text:p>12:29:27.12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29M27.492S">
            <text:p>12:29:27.4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29M27.374S">
            <text:p>12:29:27.37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29M27.537S">
            <text:p>12:29:27.5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29M27.56S">
            <text:p>12:29:27.5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29M27.325S">
            <text:p>12:29:27.33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29M27.604S">
            <text:p>12:29:27.6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29M27.293S">
            <text:p>12:29:27.2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330">
            <text:p>330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29M27.627S">
            <text:p>12:29:27.6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29M27.257S">
            <text:p>12:29:27.2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29M27.671S">
            <text:p>12:29:27.6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29M27.695S">
            <text:p>12:29:27.7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29M27.221S">
            <text:p>12:29:27.22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29M27.738S">
            <text:p>12:29:27.7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29M27.182S">
            <text:p>12:29:27.18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29M27.764S">
            <text:p>12:29:27.7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29M27.154S">
            <text:p>12:29:27.15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5685">
            <text:p>25685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29M27.805S">
            <text:p>12:29:27.8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29M27.7S">
            <text:p>12:29:27.7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29M27.833S">
            <text:p>12:29:27.8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29M27.711S">
            <text:p>12:29:27.71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29M27.872S">
            <text:p>12:29:27.87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29M27.9S">
            <text:p>12:29:27.9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29M27.663S">
            <text:p>12:29:27.66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29M27.94S">
            <text:p>12:29:27.94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29M27.969S">
            <text:p>12:29:27.9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29M28.006S">
            <text:p>12:29:28.0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29M27.625S">
            <text:p>12:29:27.63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29M27.631S">
            <text:p>12:29:27.6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29M28.04S">
            <text:p>12:29:28.0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29M27.675S">
            <text:p>12:29:27.6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29M28.073S">
            <text:p>12:29:28.0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29M28.106S">
            <text:p>12:29:28.1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29M27.58S">
            <text:p>12:29:27.58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29M27.608S">
            <text:p>12:29:27.6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29M27.543S">
            <text:p>12:29:27.5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29M27.542S">
            <text:p>12:29:27.54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675">
            <text:p>675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29M27.564S">
            <text:p>12:29:27.5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29M27.499S">
            <text:p>12:29:27.5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798">
            <text:p>79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29M27.491S">
            <text:p>12:29:27.49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848">
            <text:p>848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29M28.234S">
            <text:p>12:29:28.2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29M27.474S">
            <text:p>12:29:27.4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990">
            <text:p>99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29M27.498S">
            <text:p>12:29:27.50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981">
            <text:p>981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29M27.429S">
            <text:p>12:29:27.4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29M28.218S">
            <text:p>12:29:28.22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29M28.507S">
            <text:p>12:29:28.51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29M28.529S">
            <text:p>12:29:28.53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29M28.182S">
            <text:p>12:29:28.1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29M28.299S">
            <text:p>12:29:28.3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29M28.126S">
            <text:p>12:29:28.1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29M28.114S">
            <text:p>12:29:28.11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29M28.111S">
            <text:p>12:29:28.11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29M28.621S">
            <text:p>12:29:28.62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29M28.643S">
            <text:p>12:29:28.64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29M28.077S">
            <text:p>12:29:28.0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29M28.044S">
            <text:p>12:29:28.0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29M28.033S">
            <text:p>12:29:28.0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735">
            <text:p>73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29M28.026S">
            <text:p>12:29:28.03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29M28.784S">
            <text:p>12:29:28.78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29M28.803S">
            <text:p>12:29:28.80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29M28.011S">
            <text:p>12:29:28.0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29M28.047S">
            <text:p>12:29:28.0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29M27.979S">
            <text:p>12:29:27.98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927">
            <text:p>92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29M27.979S">
            <text:p>12:29:27.9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944">
            <text:p>944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29M27.904S">
            <text:p>12:29:27.90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1030">
            <text:p>103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29M27.919S">
            <text:p>12:29:27.92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29M28.964S">
            <text:p>12:29:28.96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29M28.984S">
            <text:p>12:29:28.98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29M27.857S">
            <text:p>12:29:27.86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1168">
            <text:p>116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29M27.839S">
            <text:p>12:29:27.8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29M29.026S">
            <text:p>12:29:29.03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29M29.051S">
            <text:p>12:29:29.05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29M27.841S">
            <text:p>12:29:27.84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29M27.876S">
            <text:p>12:29:27.8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29M27.799S">
            <text:p>12:29:27.80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29M27.809S">
            <text:p>12:29:27.8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1368">
            <text:p>136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29M27.768S">
            <text:p>12:29:27.7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1787">
            <text:p>1787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29M27.743S">
            <text:p>12:29:27.74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1828">
            <text:p>1828</text:p>
          </table:table-cell>
          <table:table-cell office:value-type="string">
            <text:p>Success</text:p>
          </table:table-cell>
          <table:table-cell office:value-type="float" office:value="25684">
            <text:p>25684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29M29.126S">
            <text:p>12:29:29.13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29M29.111S">
            <text:p>12:29:29.11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520">
            <text:p>52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29M29.62S">
            <text:p>12:29:29.62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29M29.094S">
            <text:p>12:29:29.09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29M29.646S">
            <text:p>12:29:29.65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29M29.055S">
            <text:p>12:29:29.06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29M29.679S">
            <text:p>12:29:29.68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29M29.047S">
            <text:p>12:29:29.0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29M29.686S">
            <text:p>12:29:29.69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29M28.988S">
            <text:p>12:29:28.99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711">
            <text:p>71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29M29.696S">
            <text:p>12:29:29.70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29M29.701S">
            <text:p>12:29:29.70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29M29.712S">
            <text:p>12:29:29.71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29M29.719S">
            <text:p>12:29:29.72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29M29.693S">
            <text:p>12:29:29.6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29M29.726S">
            <text:p>12:29:29.7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29M28.908S">
            <text:p>12:29:28.9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824">
            <text:p>82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29M28.845S">
            <text:p>12:29:28.8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897">
            <text:p>89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29M28.83S">
            <text:p>12:29:28.8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914">
            <text:p>91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29M28.925S">
            <text:p>12:29:28.9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835">
            <text:p>835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29M29.744S">
            <text:p>12:29:29.7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29M28.808S">
            <text:p>12:29:28.81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971">
            <text:p>97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29M29.773S">
            <text:p>12:29:29.7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29M29.78S">
            <text:p>12:29:29.78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29M28.771S">
            <text:p>12:29:28.7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020">
            <text:p>102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29M29.793S">
            <text:p>12:29:29.79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29M29.8S">
            <text:p>12:29:29.80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29M28.729S">
            <text:p>12:29:28.7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1074">
            <text:p>107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29M28.657S">
            <text:p>12:29:28.66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29M29.793S">
            <text:p>12:29:29.7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29M29.824S">
            <text:p>12:29:29.8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29M28.647S">
            <text:p>12:29:28.6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1188">
            <text:p>1188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29M28.637S">
            <text:p>12:29:28.64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1209">
            <text:p>1209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29M29.837S">
            <text:p>12:29:29.84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29M28.934S">
            <text:p>12:29:28.9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29M29.852S">
            <text:p>12:29:29.85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29M29.861S">
            <text:p>12:29:29.8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29M28.611S">
            <text:p>12:29:28.6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29M28.597S">
            <text:p>12:29:28.6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29M28.586S">
            <text:p>12:29:28.5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1308">
            <text:p>130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29M29.877S">
            <text:p>12:29:29.8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29M28.533S">
            <text:p>12:29:28.53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29M29.896S">
            <text:p>12:29:29.9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29M29.889S">
            <text:p>12:29:29.8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29M29.924S">
            <text:p>12:29:29.92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29M29.93S">
            <text:p>12:29:29.9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29M28.498S">
            <text:p>12:29:28.5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29M29.926S">
            <text:p>12:29:29.9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29M28.48S">
            <text:p>12:29:28.48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1466">
            <text:p>146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29M29.934S">
            <text:p>12:29:29.9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29M29.945S">
            <text:p>12:29:29.95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29M29.947S">
            <text:p>12:29:29.95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29M28.466S">
            <text:p>12:29:28.4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1500">
            <text:p>150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29M29.988S">
            <text:p>12:29:29.99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29M29.988S">
            <text:p>12:29:29.99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29M28.426S">
            <text:p>12:29:28.4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1589">
            <text:p>158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29M30.016S">
            <text:p>12:29:30.0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29M30.038S">
            <text:p>12:29:30.0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29M28.34S">
            <text:p>12:29:28.34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1707">
            <text:p>1707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29M29.179S">
            <text:p>12:29:29.1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29M30.049S">
            <text:p>12:29:30.05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29M30.075S">
            <text:p>12:29:30.08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29M29.81S">
            <text:p>12:29:29.8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29M29.782S">
            <text:p>12:29:29.7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29M30.204S">
            <text:p>12:29:30.20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29M30.229S">
            <text:p>12:29:30.2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29M30.231S">
            <text:p>12:29:30.2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29M30.237S">
            <text:p>12:29:30.2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29M30.242S">
            <text:p>12:29:30.2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29M29.759S">
            <text:p>12:29:29.7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29M30.258S">
            <text:p>12:29:30.2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29M30.279S">
            <text:p>12:29:30.2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29M29.737S">
            <text:p>12:29:29.7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29M30.293S">
            <text:p>12:29:30.29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29M30.323S">
            <text:p>12:29:30.3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29M29.572S">
            <text:p>12:29:29.5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798">
            <text:p>79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29M29.557S">
            <text:p>12:29:29.5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828">
            <text:p>828</text:p>
          </table:table-cell>
          <table:table-cell office:value-type="string">
            <text:p>Success</text:p>
          </table:table-cell>
          <table:table-cell office:value-type="float" office:value="25725">
            <text:p>25725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29M27.749S">
            <text:p>12:29:27.75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2650">
            <text:p>2650</text:p>
          </table:table-cell>
          <table:table-cell office:value-type="string">
            <text:p>Success</text:p>
          </table:table-cell>
          <table:table-cell office:value-type="float" office:value="25726">
            <text:p>25726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29M29.634S">
            <text:p>12:29:29.6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793">
            <text:p>79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29M30.429S">
            <text:p>12:29:30.4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29M30.451S">
            <text:p>12:29:30.4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29M29.652S">
            <text:p>12:29:29.65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806">
            <text:p>80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29M29.65S">
            <text:p>12:29:29.65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819">
            <text:p>81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29M30.462S">
            <text:p>12:29:30.46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29M30.471S">
            <text:p>12:29:30.47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29M30.479S">
            <text:p>12:29:30.48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29M29.734S">
            <text:p>12:29:29.7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755">
            <text:p>75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29M30.49S">
            <text:p>12:29:30.4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29M30.497S">
            <text:p>12:29:30.5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29M30.503S">
            <text:p>12:29:30.5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29M30.472S">
            <text:p>12:29:30.47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29M29.746S">
            <text:p>12:29:29.7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29M30.512S">
            <text:p>12:29:30.5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29M29.823S">
            <text:p>12:29:29.8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29M30.515S">
            <text:p>12:29:30.52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29M30.561S">
            <text:p>12:29:30.5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29M29.83S">
            <text:p>12:29:29.8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745">
            <text:p>74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29M30.546S">
            <text:p>12:29:30.55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29M30.583S">
            <text:p>12:29:30.58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29M29.848S">
            <text:p>12:29:29.85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29M30.576S">
            <text:p>12:29:30.58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29M30.592S">
            <text:p>12:29:30.5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29M30.601S">
            <text:p>12:29:30.6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29M29.86S">
            <text:p>12:29:29.86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29M29.936S">
            <text:p>12:29:29.9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29M30.59S">
            <text:p>12:29:30.59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29M30.63S">
            <text:p>12:29:30.6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29M30.625S">
            <text:p>12:29:30.6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29M29.943S">
            <text:p>12:29:29.9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698">
            <text:p>69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29M30.64S">
            <text:p>12:29:30.6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29M30.647S">
            <text:p>12:29:30.6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29M29.937S">
            <text:p>12:29:29.9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29M30.655S">
            <text:p>12:29:30.6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29M30.664S">
            <text:p>12:29:30.6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29M30.617S">
            <text:p>12:29:30.62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29M30.672S">
            <text:p>12:29:30.6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29M30.676S">
            <text:p>12:29:30.6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29M30.64S">
            <text:p>12:29:30.64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29M30.683S">
            <text:p>12:29:30.6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29M29.948S">
            <text:p>12:29:29.9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29M29.989S">
            <text:p>12:29:29.9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29M30.691S">
            <text:p>12:29:30.6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29M30.711S">
            <text:p>12:29:30.71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29M30.717S">
            <text:p>12:29:30.7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29M30.704S">
            <text:p>12:29:30.7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94">
            <text:p>31794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29M30.727S">
            <text:p>12:29:30.7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29M29.994S">
            <text:p>12:29:29.99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29M30.748S">
            <text:p>12:29:30.75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29M30.757S">
            <text:p>12:29:30.76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29M30.762S">
            <text:p>12:29:30.76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29M30.06S">
            <text:p>12:29:30.06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29M30.682S">
            <text:p>12:29:30.6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29M30.793S">
            <text:p>12:29:30.79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29M30.807S">
            <text:p>12:29:30.8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29M30.818S">
            <text:p>12:29:30.82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29M30.825S">
            <text:p>12:29:30.8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29M30.08S">
            <text:p>12:29:30.08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751">
            <text:p>751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29M30.831S">
            <text:p>12:29:30.8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29M30.833S">
            <text:p>12:29:30.83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29M30.842S">
            <text:p>12:29:30.84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29M30.849S">
            <text:p>12:29:30.85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29M30.238S">
            <text:p>12:29:30.24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657">
            <text:p>65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29M30.897S">
            <text:p>12:29:30.90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29M30.904S">
            <text:p>12:29:30.90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29M30.909S">
            <text:p>12:29:30.9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29M30.284S">
            <text:p>12:29:30.28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29M30.916S">
            <text:p>12:29:30.92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29M30.922S">
            <text:p>12:29:30.92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29M30.926S">
            <text:p>12:29:30.93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29M30.327S">
            <text:p>12:29:30.33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29M30.944S">
            <text:p>12:29:30.9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29M30.951S">
            <text:p>12:29:30.95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29M30.955S">
            <text:p>12:29:30.96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29M30.372S">
            <text:p>12:29:30.3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605">
            <text:p>60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29M30.4S">
            <text:p>12:29:30.40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29M30.978S">
            <text:p>12:29:30.9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29M31.001S">
            <text:p>12:29:31.0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0">
            <text:p>2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29M30.46S">
            <text:p>12:29:30.4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29M30.999S">
            <text:p>12:29:31.00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1792">
            <text:p>31792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29M31.038S">
            <text:p>12:29:31.04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29M31.035S">
            <text:p>12:29:31.0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29M31.051S">
            <text:p>12:29:31.0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29M31.057S">
            <text:p>12:29:31.0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29M30.519S">
            <text:p>12:29:30.52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29M30.565S">
            <text:p>12:29:30.57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29M31.065S">
            <text:p>12:29:31.07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29M31.077S">
            <text:p>12:29:31.08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29M31.083S">
            <text:p>12:29:31.08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29M31.075S">
            <text:p>12:29:31.0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29M30.589S">
            <text:p>12:29:30.59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29M31.095S">
            <text:p>12:29:31.10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29M31.099S">
            <text:p>12:29:31.10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29M31.095S">
            <text:p>12:29:31.10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29M31.108S">
            <text:p>12:29:31.11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29M31.112S">
            <text:p>12:29:31.11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29M30.636S">
            <text:p>12:29:30.64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29M30.689S">
            <text:p>12:29:30.6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29M31.126S">
            <text:p>12:29:31.1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29M30.732S">
            <text:p>12:29:30.7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29M31.13S">
            <text:p>12:29:31.1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29M30.047S">
            <text:p>12:29:30.0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1115">
            <text:p>1115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29M31.157S">
            <text:p>12:29:31.16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29M31.163S">
            <text:p>12:29:31.1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29M31.157S">
            <text:p>12:29:31.1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29M31.172S">
            <text:p>12:29:31.17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29M30.824S">
            <text:p>12:29:30.82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29M31.171S">
            <text:p>12:29:31.1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29M31.165S">
            <text:p>12:29:31.1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29M31.175S">
            <text:p>12:29:31.1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29M31.182S">
            <text:p>12:29:31.1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29M31.19S">
            <text:p>12:29:31.1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29M31.192S">
            <text:p>12:29:31.19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29M31.189S">
            <text:p>12:29:31.1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29M31.202S">
            <text:p>12:29:31.2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29M31.204S">
            <text:p>12:29:31.2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29M30.386S">
            <text:p>12:29:30.3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29M31.021S">
            <text:p>12:29:31.0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29M31.245S">
            <text:p>12:29:31.2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29M31.045S">
            <text:p>12:29:31.05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5932">
            <text:p>25932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29M31.261S">
            <text:p>12:29:31.2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29M31.232S">
            <text:p>12:29:31.2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1793">
            <text:p>31793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29M31.268S">
            <text:p>12:29:31.2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29M31.27S">
            <text:p>12:29:31.27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29M31.264S">
            <text:p>12:29:31.26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29M31.28S">
            <text:p>12:29:31.28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29M31.285S">
            <text:p>12:29:31.2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29M31.278S">
            <text:p>12:29:31.2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5931">
            <text:p>25931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29M31.328S">
            <text:p>12:29:31.33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29M31.335S">
            <text:p>12:29:31.3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29M31.34S">
            <text:p>12:29:31.3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35:29.67</dc:date>
    <meta:document-statistic meta:table-count="1" meta:cell-count="2107" meta:object-count="0"/>
    <meta:generator>OpenOffice.org/3.2$Win32 OpenOffice.org_project/320m12$Build-9483</meta:generator>
  </office:meta>
</office:document-meta>
</file>